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08. Atribuir ou visualizar Dica</text:h>
      <text:p text:style-name="Text_20_body"/>
      <text:h text:style-name="Heading_20_2" text:outline-level="2">Descrição:</text:h>
      <text:p text:style-name="Text_20_body"><text:tab/>O viajante pode atribuir ou visualizar uma dica relacionada a um tema específico.</text:p>
      <text:h text:style-name="Heading_20_2" text:outline-level="2">Atores:</text:h>
      <text:p text:style-name="Text_20_body"><text:tab/>Viajante.</text:p>
      <text:h text:style-name="Heading_20_2" text:outline-level="2">Pré-Condições:</text:h>
      <text:p text:style-name="Text_20_body"><text:tab/>1 - O usuário deve estar cadastrado no sistema.</text:p>
      <text:p text:style-name="Text_20_body"><text:tab/>2 - O usuário deve estar logado no sistema.</text:p>
      <text:p text:style-name="Text_20_body"><text:tab/>3 - O objeto que ira receber a dica deve estar cadastrado no sistema. Os temas a serem a <text:s text:c="3"/><text:tab/> <text:s text:c="4"/>valiados podem ser:</text:p>
      <text:p text:style-name="Text_20_body"><text:tab/><text:tab/>Viagem;</text:p>
      <text:p text:style-name="Text_20_body"><text:tab/><text:tab/>Roteiro;</text:p>
      <text:p text:style-name="Text_20_body"><text:tab/><text:tab/>Estabelecimento;</text:p>
      <text:p text:style-name="Text_20_body"><text:tab/><text:tab/>Ponto Turístico;</text:p>
      <text:h text:style-name="Heading_20_2" text:outline-level="2">Fluxo Principal[Atribuir Dica]:</text:h>
      <text:p text:style-name="Text_20_body"><text:tab/>1 - O viajante seleciona a opção de atribuir dica.</text:p>
      <text:p text:style-name="Text_20_body"><text:tab/>2 - O sistema exibe a tela onde o viajante escreverá a dica.</text:p>
      <text:p text:style-name="Text_20_body"><text:tab/>3 - O viajante escreve a dica e clica em salvar.</text:p>
      <text:p text:style-name="Text_20_body"><text:tab/>4 - O sistema exibe os dados do objeto que teve a dica atribuída e mostra todas as dicas <text:tab/> <text:s/><text:tab/> <text:s text:c="4"/>relacionadas.</text:p>
      <text:h text:style-name="Heading_20_2" text:outline-level="2">Fluxos Alternativos:</text:h>
      <text:p text:style-name="Text_20_body"><text:tab/>A.1 [Visualizar dicas]</text:p>
      <text:p text:style-name="Text_20_body"><text:tab/><text:tab/>1 – O viajante seleciona a opção de visualizar dicas.</text:p>
      <text:p text:style-name="Text_20_body"><text:tab/><text:tab/>2 – O sistema exibe as últimas dicas atribuídas. [A.2 – Visualizar todas]</text:p>
      <text:p text:style-name="Text_20_body"><text:tab/>A.2 [Visualizar todas]</text:p>
      <text:p text:style-name="Text_20_body"><text:tab/><text:tab/>1 – O viajante seleciona a opção de visualizar todas as dicas.</text:p>
      <text:p text:style-name="Text_20_body"><text:tab/><text:tab/>2 – O sistema exibe todas as dicas ordenadas pela data de criação.</text:p>
      <text:h text:style-name="Heading_20_2" text:outline-level="2">Fluxos de exceção:</text:h>
      <text:p text:style-name="Text_20_body"><text:tab/>E.1 [Campos obrigatórios não preenchidos]</text:p>
      <text:p text:style-name="Text_20_body"><text:tab/><text:tab/>1 – O sistema não salva a dica, volta para tela de cadastro e informa que os campos obrigatórios devem ser preenchid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0:08</meta:creation-date>
    <dc:date>2009-07-30T19:39:13</dc:date>
    <meta:editing-duration>PT00H27M36S</meta:editing-duration>
    <meta:editing-cycles>13</meta:editing-cycles>
    <meta:generator>OpenOffice.org/3.0$Linux OpenOffice.org_project/300m15$Build-9379</meta:generator>
    <meta:document-statistic meta:table-count="0" meta:image-count="0" meta:object-count="0" meta:page-count="1" meta:paragraph-count="28" meta:word-count="210" meta:character-count="1235"/>
  </office:meta>
</office:document-meta>
</file>